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SegmentReader.acquireWrite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SegmentReader.isDeleted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SegmentReader.no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